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37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5" style:family="text">
      <style:text-properties fo:font-size="8pt" fo:font-weight="normal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4" table:default-cell-style-name="ce1"/>
        <table:table-column table:style-name="co5" table:number-columns-repeated="768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3"/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Object Viewer</text:p>
          </table:table-cell>
          <table:table-cell table:style-name="ce5"/>
          <table:table-cell table:style-name="ce4"/>
          <table:table-cell table:style-name="ce5" office:value-type="string" calcext:value-type="string">
            <text:p>Libraries (folder with JAR files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arameters:</text:p>
          </table:table-cell>
          <table:table-cell table:style-name="ce6"/>
          <table:table-cell table:style-name="ce4"/>
          <table:table-cell table:style-name="ce6" office:value-type="string" calcext:value-type="string">
            <text:p>Load librari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7" table:formula="of:=INFO.OBBA.OBBA.OBCONTROLPANELSETVISIBLE([.C8])" office:value-type="boolean" office:boolean-value="true" calcext:value-type="boolean">
            <text:p>WAHR</text:p>
          </table:table-cell>
          <table:table-cell table:style-name="ce4" table:number-columns-repeated="2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Loaded:</text:p>
          </table:table-cell>
          <table:table-cell table:style-name="ce4"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Obba Version</text:p>
          </table:table-cell>
          <table:table-cell table:style-name="ce5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6.1.0" calcext:value-type="string">
            <text:p>6.1.0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Build:</text:p>
          </table:table-cell>
          <table:table-cell table:style-name="ce4" table:formula="of:=INFO.OBBA.OBBA.OBGETPROPERTY(&quot;build&quot;)" office:value-type="string" office:string-value="60100" calcext:value-type="string">
            <text:p>60100</text:p>
          </table:table-cell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finmath lib Version</text:p>
          </table:table-cell>
          <table:table-cell table:style-name="ce5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17];[.F18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4.0.3-SNAPSHOT" calcext:value-type="string">
            <text:p>4.0.3-SNAPSHOT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26];[.F27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9" office:value-type="string" calcext:value-type="string">
            <text:p>Reference cell below to ensure lib is loaded: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10" table:formula="of:=IF(OR(ISERROR([.F12]);ISERROR([.F21]);ISERROR([.F30]));NA();&quot;&quot;)">
            <text:p/>
          </table:table-cell>
          <table:table-cell table:style-name="ce4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 1" form:control-implementation="ooo:com.sun.star.form.component.ScrollBar" xml:id="control1" form:id="control1" form:value="0" form:linked-cell="MonteCarloBlackScholes.F26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shapes>
          <draw:frame draw:z-index="0" draw:style-name="gr1" draw:text-style-name="P1" svg:width="100mm" svg:height="80mm" svg:x="152.25mm" svg:y="99.9mm">
            <draw:object draw:notify-on-update-of-ranges="MonteCarloBlackScholes.H14:MonteCarloBlackScholes.H34 MonteCarloBlackScholes.J14:MonteCarloBlackScholes.J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style-name="gr2" draw:text-style-name="P2" svg:width="23.76mm" svg:height="3.42mm" svg:x="122.88mm" svg:y="105.42mm" draw:control="control1"/>
          <draw:frame draw:z-index="2" draw:style-name="gr1" draw:text-style-name="P1" svg:width="100mm" svg:height="80mm" svg:x="273.75mm" svg:y="99.9mm">
            <draw:object draw:notify-on-update-of-ranges="MonteCarloBlackScholes.L8:MonteCarloBlackScholes.L38 MonteCarloBlackScholes.M8:MonteCarloBlackScholes.M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16"/>
        <table:table-column table:style-name="co7" table:number-columns-repeated="4" table:default-cell-style-name="ce16"/>
        <table:table-column table:style-name="co7" table:default-cell-style-name="ce27"/>
        <table:table-column table:style-name="co7" table:number-columns-repeated="244" table:default-cell-style-name="ce16"/>
        <table:table-column table:style-name="co7" table:default-cell-style-name="ce35"/>
        <table:table-column table:style-name="co8" table:number-columns-repeated="773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7"/>
          <table:table-cell table:style-name="ce17" table:formula="of:=&quot;Monte Carlo Simulation of Merton Model: This sheet illustrates the use of the class &quot;&amp;[.C18]" office:value-type="string" office:string-value="Monte Carlo Simulation of Merton Model: This sheet illustrates the use of the class net.finmath.montecarlo.assetderivativevaluation.MonteCarloMertonModel" calcext:value-type="string">
            <text:p>Monte Carlo Simulation of Merton Model: This sheet illustrates the use of the class net.finmath.montecarlo.assetderivativevaluation.MonteCarloMertonModel</text:p>
          </table:table-cell>
          <table:table-cell table:style-name="ce17" table:number-columns-repeated="3"/>
          <table:table-cell table:style-name="ce28"/>
          <table:table-cell table:style-name="ce17" table:number-columns-repeated="1010"/>
          <table:table-cell table:number-columns-repeated="8"/>
        </table:table-row>
        <table:table-row table:style-name="ro2">
          <table:table-cell table:style-name="ce18"/>
          <table:table-cell table:style-name="ce19" office:value-type="string" calcext:value-type="string">
            <text:p>Note: This sheet requires Obba 3.0 ( <text:span text:style-name="T4">http://www.obba.info/</text:span><text:span text:style-name="T5"> )</text:span></text:p>
          </table:table-cell>
          <table:table-cell table:style-name="ce18" table:number-columns-repeated="3"/>
          <table:table-cell table:style-name="ce29"/>
          <table:table-cell table:style-name="ce18" table:number-columns-repeated="1010"/>
          <table:table-cell table:number-columns-repeated="8"/>
        </table:table-row>
        <table:table-row table:style-name="ro2">
          <table:table-cell table:style-name="ce18"/>
          <table:table-cell table:style-name="ce20"/>
          <table:table-cell table:style-name="ce18" table:number-columns-repeated="3"/>
          <table:table-cell table:style-name="ce29"/>
          <table:table-cell table:style-name="ce18" table:number-columns-repeated="5"/>
          <table:table-cell table:style-name="Default"/>
          <table:table-cell table:style-name="ce18" table:number-columns-repeated="1004"/>
          <table:table-cell table:number-columns-repeated="8"/>
        </table:table-row>
        <table:table-row table:style-name="ro2">
          <table:table-cell/>
          <table:table-cell table:style-name="ce20"/>
          <table:table-cell table:style-name="ce18" table:number-columns-repeated="2"/>
          <table:table-cell table:number-columns-repeated="1020"/>
        </table:table-row>
        <table:table-row table:style-name="ro2">
          <table:table-cell/>
          <table:table-cell table:style-name="ce21" office:value-type="string" calcext:value-type="string">
            <text:p>Time Discretization</text:p>
          </table:table-cell>
          <table:table-cell table:style-name="ce21" table:number-columns-repeated="3"/>
          <table:table-cell/>
          <table:table-cell table:style-name="ce21" office:value-type="string" calcext:value-type="string">
            <text:p>European Option</text:p>
          </table:table-cell>
          <table:table-cell table:style-name="ce21" table:number-columns-repeated="3"/>
          <table:table-cell/>
          <table:table-cell table:style-name="ce34" table:formula="of:=&quot;histogram of &quot;" office:value-type="string" office:string-value="histogram of " calcext:value-type="string">
            <text:p>histogram of </text:p>
          </table:table-cell>
          <table:table-cell table:style-name="ce21" table:formula="of:=INFO.OBBA.OBBA.OBCALL(&quot;underlyingValue&quot;;[.B33];&quot;getAssetValue&quot;;[.$G$9];INFO.OBBA.OBBA.OBMAKE(&quot;&quot;;&quot;int&quot;;0))" office:value-type="string" office:string-value="underlyingValue &#10;[4282]" calcext:value-type="string">
            <text:p>underlyingValue </text:p>
            <text:p>[4282]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table:formula="of:=obLibs&amp;&quot;net.finmath.time.TimeDiscretizationFromArray&quot;" office:value-type="string" office:string-value="net.finmath.time.TimeDiscretizationFromArray" calcext:value-type="string">
            <text:p>net.finmath.time.TimeDiscretizationFromArray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Parameters:</text:p>
          </table:table-cell>
          <table:table-cell table:style-name="ce22" table:number-columns-repeated="3"/>
          <table:table-cell/>
          <table:table-cell table:style-name="ce22" office:value-type="string" calcext:value-type="string">
            <text:p>Parameters:</text:p>
          </table:table-cell>
          <table:table-cell table:style-name="ce22" table:number-columns-repeated="3"/>
          <table:table-cell/>
          <table:table-cell table:style-name="ce26" office:value-type="float" office:value="0" calcext:value-type="float">
            <text:p>0</text:p>
          </table:table-cell>
          <table:table-cell table:style-name="ce26" table:number-matrix-columns-spanned="1" table:number-matrix-rows-spanned="31" table:formula="of:=TRANSPOSE(INFO.OBBA.OBBA.OBGET(INFO.OBBA.OBBA.OBCALL(&quot;&quot;;[.M6];&quot;getHistogram&quot;;INFO.OBBA.OBBA.OBMAKE(&quot;&quot;;&quot;double[]&quot;;[.L8:.L38])))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9];[.D9];[.E9])" office:value-type="string" office:string-value="td.start &#10;[3903]" calcext:value-type="string">
            <text:p>td.start </text:p>
            <text:p>[3903]</text:p>
          </table:table-cell>
          <table:table-cell table:style-name="ce23" office:value-type="string" calcext:value-type="string">
            <text:p>td.start</text:p>
          </table:table-cell>
          <table:table-cell table:style-name="ce23" office:value-type="string" calcext:value-type="string">
            <text:p>double</text:p>
          </table:table-cell>
          <table:table-cell office:value-type="float" office:value="0" calcext:value-type="float">
            <text:p>0</text:p>
          </table:table-cell>
          <table:table-cell/>
          <table:table-cell table:formula="of:=INFO.OBBA.OBBA.OBMAKE([.H9];[.I9];[.J9])" office:value-type="string" office:string-value="optionMaturity &#10;[3901]" calcext:value-type="string">
            <text:p>optionMaturity </text:p>
            <text:p>[3901]</text:p>
          </table:table-cell>
          <table:table-cell table:style-name="ce23" office:value-type="string" calcext:value-type="string">
            <text:p>optionMaturity</text:p>
          </table:table-cell>
          <table:table-cell table:style-name="ce23" office:value-type="string" calcext:value-type="string">
            <text:p>doub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formula="of:=[.L8]+10" office:value-type="float" office:value="10" calcext:value-type="float">
            <text:p>10</text:p>
          </table:table-cell>
          <table:table-cell office:value-type="float" office:value="0.000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10];[.D10];[.E10])" office:value-type="string" office:string-value="td.num &#10;[3904]" calcext:value-type="string">
            <text:p>td.num </text:p>
            <text:p>[3904]</text:p>
          </table:table-cell>
          <table:table-cell table:style-name="ce23" office:value-type="string" calcext:value-type="string">
            <text:p>td.num</text:p>
          </table:table-cell>
          <table:table-cell table:style-name="ce23"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formula="of:=[.L9]+10" office:value-type="float" office:value="20" calcext:value-type="float">
            <text:p>20</text:p>
          </table:table-cell>
          <table:table-cell office:value-type="float" office:value="0.0038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11];[.D11];[.E11])" office:value-type="string" office:string-value="td.step &#10;[3905]" calcext:value-type="string">
            <text:p>td.step </text:p>
            <text:p>[3905]</text:p>
          </table:table-cell>
          <table:table-cell table:style-name="ce23" office:value-type="string" calcext:value-type="string">
            <text:p>td.step</text:p>
          </table:table-cell>
          <table:table-cell table:style-name="ce23" office:value-type="string" calcext:value-type="string">
            <text:p>double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21" office:value-type="string" calcext:value-type="string">
            <text:p>European Option Implied Volatilities</text:p>
          </table:table-cell>
          <table:table-cell table:style-name="ce21" table:number-columns-repeated="3"/>
          <table:table-cell/>
          <table:table-cell table:formula="of:=[.L10]+10" office:value-type="float" office:value="30" calcext:value-type="float">
            <text:p>30</text:p>
          </table:table-cell>
          <table:table-cell office:value-type="float" office:value="0.00745" calcext:value-type="float">
            <text:p>0,01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/>
          <table:table-cell table:style-name="ce23"/>
          <table:table-cell table:number-columns-repeated="3"/>
          <table:table-cell table:style-name="ce27" office:value-type="string" calcext:value-type="string">
            <text:p>optionStrike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implied vol</text:p>
          </table:table-cell>
          <table:table-cell/>
          <table:table-cell table:formula="of:=[.L11]+10" office:value-type="float" office:value="40" calcext:value-type="float">
            <text:p>40</text:p>
          </table:table-cell>
          <table:table-cell office:value-type="float" office:value="0.00755" calcext:value-type="float">
            <text:p>0,0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Object:</text:p>
          </table:table-cell>
          <table:table-cell table:style-name="ce22" table:number-columns-repeated="3"/>
          <table:table-cell/>
          <table:table-cell table:style-name="ce30"/>
          <table:table-cell table:style-name="ce27" table:number-columns-repeated="2"/>
          <table:table-cell table:style-name="ce33"/>
          <table:table-cell/>
          <table:table-cell table:formula="of:=[.L12]+10" office:value-type="float" office:value="50" calcext:value-type="float">
            <text:p>50</text:p>
          </table:table-cell>
          <table:table-cell office:value-type="float" office:value="0.00645" calcext:value-type="float">
            <text:p>0,01</text:p>
          </table:table-cell>
          <table:table-cell table:number-columns-repeated="1011"/>
        </table:table-row>
        <table:table-row table:style-name="ro2">
          <table:table-cell/>
          <table:table-cell table:style-name="ce23" table:formula="of:=INFO.OBBA.OBBA.OBMAKE([.C14];[.C7];[.B9:.B11])" office:value-type="string" office:string-value="timeDiscretization &#10;[4013]" calcext:value-type="string">
            <text:p>timeDiscretization </text:p>
            <text:p>[4013]</text:p>
          </table:table-cell>
          <table:table-cell table:style-name="ce26" office:value-type="string" calcext:value-type="string">
            <text:p>timeDiscretization</text:p>
          </table:table-cell>
          <table:table-cell table:number-columns-repeated="3"/>
          <table:table-cell table:style-name="ce30"/>
          <table:table-cell table:style-name="ce27" office:value-type="float" office:value="50" calcext:value-type="float">
            <text:p>5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4]));&quot;getValue&quot;;[.$B$33]))" office:value-type="float" office:value="52.5721926105111" calcext:value-type="float">
            <text:p>52,572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4]);INFO.OBBA.OBBA.OBMAKE(&quot;&quot;;&quot;double&quot;;EXP(-[.$E$24]*[.$J$9]));INFO.OBBA.OBBA.OBMAKE(&quot;&quot;;&quot;double&quot;;[.I14])))" office:value-type="float" office:value="0.346057003567974" calcext:value-type="float">
            <text:p>0,346</text:p>
          </table:table-cell>
          <table:table-cell/>
          <table:table-cell table:formula="of:=[.L13]+10" office:value-type="float" office:value="60" calcext:value-type="float">
            <text:p>60</text:p>
          </table:table-cell>
          <table:table-cell office:value-type="float" office:value="0.00925" calcext:value-type="float">
            <text:p>0,0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27"/>
          <table:table-cell table:style-name="ce27" table:formula="of:=[.H14]+10" office:value-type="float" office:value="60" calcext:value-type="float">
            <text:p>6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5]));&quot;getValue&quot;;[.$B$33]))" office:value-type="float" office:value="43.3447090592158" calcext:value-type="float">
            <text:p>43,34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5]);INFO.OBBA.OBBA.OBMAKE(&quot;&quot;;&quot;double&quot;;EXP(-[.$E$24]*[.$J$9]));INFO.OBBA.OBBA.OBMAKE(&quot;&quot;;&quot;double&quot;;[.I15])))" office:value-type="float" office:value="0.32513685291794" calcext:value-type="float">
            <text:p>0,325</text:p>
          </table:table-cell>
          <table:table-cell/>
          <table:table-cell table:formula="of:=[.L14]+10" office:value-type="float" office:value="70" calcext:value-type="float">
            <text:p>70</text:p>
          </table:table-cell>
          <table:table-cell office:value-type="float" office:value="0.02805" calcext:value-type="float">
            <text:p>0,03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formula="of:=[.H15]+10" office:value-type="float" office:value="70" calcext:value-type="float">
            <text:p>7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6]));&quot;getValue&quot;;[.$B$33]))" office:value-type="float" office:value="34.2727723328012" calcext:value-type="float">
            <text:p>34,273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6]);INFO.OBBA.OBBA.OBMAKE(&quot;&quot;;&quot;double&quot;;EXP(-[.$E$24]*[.$J$9]));INFO.OBBA.OBBA.OBMAKE(&quot;&quot;;&quot;double&quot;;[.I16])))" office:value-type="float" office:value="0.290161987625923" calcext:value-type="float">
            <text:p>0,290</text:p>
          </table:table-cell>
          <table:table-cell/>
          <table:table-cell table:formula="of:=[.L15]+10" office:value-type="float" office:value="80" calcext:value-type="float">
            <text:p>80</text:p>
          </table:table-cell>
          <table:table-cell office:value-type="float" office:value="0.0762" calcext:value-type="float">
            <text:p>0,08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Monte Carlo Black Scholes Model</text:p>
          </table:table-cell>
          <table:table-cell table:style-name="ce21" table:number-columns-repeated="3"/>
          <table:table-cell table:number-columns-repeated="2"/>
          <table:table-cell table:style-name="ce27" table:formula="of:=[.H16]+10" office:value-type="float" office:value="80" calcext:value-type="float">
            <text:p>8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7]));&quot;getValue&quot;;[.$B$33]))" office:value-type="float" office:value="25.6748131267886" calcext:value-type="float">
            <text:p>25,67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7]);INFO.OBBA.OBBA.OBMAKE(&quot;&quot;;&quot;double&quot;;EXP(-[.$E$24]*[.$J$9]));INFO.OBBA.OBBA.OBMAKE(&quot;&quot;;&quot;double&quot;;[.I17])))" office:value-type="float" office:value="0.263389202501589" calcext:value-type="float">
            <text:p>0,263</text:p>
          </table:table-cell>
          <table:table-cell/>
          <table:table-cell table:formula="of:=[.L16]+10" office:value-type="float" office:value="90" calcext:value-type="float">
            <text:p>90</text:p>
          </table:table-cell>
          <table:table-cell office:value-type="float" office:value="0.141" calcext:value-type="float">
            <text:p>0,14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MertonModel</text:p>
          </table:table-cell>
          <table:table-cell table:number-columns-repeated="4"/>
          <table:table-cell table:style-name="ce27" table:formula="of:=[.H17]+10" office:value-type="float" office:value="90" calcext:value-type="float">
            <text:p>9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8]));&quot;getValue&quot;;[.$B$33]))" office:value-type="float" office:value="18.1097353497872" calcext:value-type="float">
            <text:p>18,110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8]);INFO.OBBA.OBBA.OBMAKE(&quot;&quot;;&quot;double&quot;;EXP(-[.$E$24]*[.$J$9]));INFO.OBBA.OBBA.OBMAKE(&quot;&quot;;&quot;double&quot;;[.I18])))" office:value-type="float" office:value="0.248971605567753" calcext:value-type="float">
            <text:p>0,249</text:p>
          </table:table-cell>
          <table:table-cell/>
          <table:table-cell table:formula="of:=[.L17]+10" office:value-type="float" office:value="100" calcext:value-type="float">
            <text:p>100</text:p>
          </table:table-cell>
          <table:table-cell office:value-type="float" office:value="0.1823" calcext:value-type="float">
            <text:p>0,18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Parameters:</text:p>
          </table:table-cell>
          <table:table-cell table:style-name="ce22" table:number-columns-repeated="3"/>
          <table:table-cell table:number-columns-repeated="2"/>
          <table:table-cell table:style-name="ce27" table:formula="of:=[.H18]+10" office:value-type="float" office:value="100" calcext:value-type="float">
            <text:p>10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9]));&quot;getValue&quot;;[.$B$33]))" office:value-type="float" office:value="12.1146926626386" calcext:value-type="float">
            <text:p>12,11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9]);INFO.OBBA.OBBA.OBMAKE(&quot;&quot;;&quot;double&quot;;EXP(-[.$E$24]*[.$J$9]));INFO.OBBA.OBBA.OBMAKE(&quot;&quot;;&quot;double&quot;;[.I19])))" office:value-type="float" office:value="0.244150090312999" calcext:value-type="float">
            <text:p>0,244</text:p>
          </table:table-cell>
          <table:table-cell/>
          <table:table-cell table:formula="of:=[.L18]+10" office:value-type="float" office:value="110" calcext:value-type="float">
            <text:p>110</text:p>
          </table:table-cell>
          <table:table-cell office:value-type="float" office:value="0.1787" calcext:value-type="float">
            <text:p>0,18</text:p>
          </table:table-cell>
          <table:table-cell table:number-columns-repeated="1011"/>
        </table:table-row>
        <table:table-row table:style-name="ro2">
          <table:table-cell/>
          <table:table-cell table:formula="of:=[.B14]" office:value-type="string" office:string-value="timeDiscretization &#10;[4013]" calcext:value-type="string">
            <text:p>timeDiscretization </text:p>
            <text:p>[4013]</text:p>
          </table:table-cell>
          <table:table-cell table:style-name="ce23"/>
          <table:table-cell table:style-name="ce23" office:value-type="string" calcext:value-type="string">
            <text:p>object</text:p>
          </table:table-cell>
          <table:table-cell table:style-name="ce23"/>
          <table:table-cell table:number-columns-repeated="2"/>
          <table:table-cell table:style-name="ce27" table:formula="of:=[.H19]+10" office:value-type="float" office:value="110" calcext:value-type="float">
            <text:p>11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0]));&quot;getValue&quot;;[.$B$33]))" office:value-type="float" office:value="7.8666085657923" calcext:value-type="float">
            <text:p>7,867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0]);INFO.OBBA.OBBA.OBMAKE(&quot;&quot;;&quot;double&quot;;EXP(-[.$E$24]*[.$J$9]));INFO.OBBA.OBBA.OBMAKE(&quot;&quot;;&quot;double&quot;;[.I20])))" office:value-type="float" office:value="0.245988093142925" calcext:value-type="float">
            <text:p>0,246</text:p>
          </table:table-cell>
          <table:table-cell/>
          <table:table-cell table:formula="of:=[.L19]+10" office:value-type="float" office:value="120" calcext:value-type="float">
            <text:p>120</text:p>
          </table:table-cell>
          <table:table-cell office:value-type="float" office:value="0.13665" calcext:value-type="float">
            <text:p>0,14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1];[.D21];[.E21])" office:value-type="string" office:string-value="numberOfPaths &#10;[3906]" calcext:value-type="string">
            <text:p>numberOfPaths </text:p>
            <text:p>[3906]</text:p>
          </table:table-cell>
          <table:table-cell table:style-name="ce23" office:value-type="string" calcext:value-type="string">
            <text:p>numberOfPaths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float" office:value="20000" calcext:value-type="float">
            <text:p>20000</text:p>
          </table:table-cell>
          <table:table-cell table:number-columns-repeated="2"/>
          <table:table-cell table:style-name="ce27" table:formula="of:=[.H20]+10" office:value-type="float" office:value="120" calcext:value-type="float">
            <text:p>12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1]));&quot;getValue&quot;;[.$B$33]))" office:value-type="float" office:value="5.14198818081769" calcext:value-type="float">
            <text:p>5,142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1]);INFO.OBBA.OBBA.OBMAKE(&quot;&quot;;&quot;double&quot;;EXP(-[.$E$24]*[.$J$9]));INFO.OBBA.OBBA.OBMAKE(&quot;&quot;;&quot;double&quot;;[.I21])))" office:value-type="float" office:value="0.253165691964612" calcext:value-type="float">
            <text:p>0,253</text:p>
          </table:table-cell>
          <table:table-cell/>
          <table:table-cell table:formula="of:=[.L20]+10" office:value-type="float" office:value="130" calcext:value-type="float">
            <text:p>130</text:p>
          </table:table-cell>
          <table:table-cell office:value-type="float" office:value="0.0927" calcext:value-type="float">
            <text:p>0,09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2];[.D22];[.E22])" office:value-type="string" office:string-value="seed &#10;[3907]" calcext:value-type="string">
            <text:p>seed </text:p>
            <text:p>[3907]</text:p>
          </table:table-cell>
          <table:table-cell table:style-name="ce23" office:value-type="string" calcext:value-type="string">
            <text:p>seed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float" office:value="3141" calcext:value-type="float">
            <text:p>3141</text:p>
          </table:table-cell>
          <table:table-cell table:number-columns-repeated="2"/>
          <table:table-cell table:style-name="ce27" table:formula="of:=[.H21]+10" office:value-type="float" office:value="130" calcext:value-type="float">
            <text:p>13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2]));&quot;getValue&quot;;[.$B$33]))" office:value-type="float" office:value="3.5025783472115" calcext:value-type="float">
            <text:p>3,503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2]);INFO.OBBA.OBBA.OBMAKE(&quot;&quot;;&quot;double&quot;;EXP(-[.$E$24]*[.$J$9]));INFO.OBBA.OBBA.OBMAKE(&quot;&quot;;&quot;double&quot;;[.I22])))" office:value-type="float" office:value="0.264594242994569" calcext:value-type="float">
            <text:p>0,265</text:p>
          </table:table-cell>
          <table:table-cell/>
          <table:table-cell table:formula="of:=[.L21]+10" office:value-type="float" office:value="140" calcext:value-type="float">
            <text:p>140</text:p>
          </table:table-cell>
          <table:table-cell office:value-type="float" office:value="0.0571" calcext:value-type="float">
            <text:p>0,06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3];[.D23];[.E23])" office:value-type="string" office:string-value="initialValue &#10;[3908]" calcext:value-type="string">
            <text:p>initialValue </text:p>
            <text:p>[3908]</text:p>
          </table:table-cell>
          <table:table-cell table:style-name="ce23" office:value-type="string" calcext:value-type="string">
            <text:p>initialValue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/>
          <table:table-cell table:style-name="ce27" table:formula="of:=[.H22]+10" office:value-type="float" office:value="140" calcext:value-type="float">
            <text:p>14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3]));&quot;getValue&quot;;[.$B$33]))" office:value-type="float" office:value="2.57307072967696" calcext:value-type="float">
            <text:p>2,573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3]);INFO.OBBA.OBBA.OBMAKE(&quot;&quot;;&quot;double&quot;;EXP(-[.$E$24]*[.$J$9]));INFO.OBBA.OBBA.OBMAKE(&quot;&quot;;&quot;double&quot;;[.I23])))" office:value-type="float" office:value="0.280498911483135" calcext:value-type="float">
            <text:p>0,280</text:p>
          </table:table-cell>
          <table:table-cell/>
          <table:table-cell table:formula="of:=[.L22]+10" office:value-type="float" office:value="150" calcext:value-type="float">
            <text:p>150</text:p>
          </table:table-cell>
          <table:table-cell office:value-type="float" office:value="0.0307" calcext:value-type="float">
            <text:p>0,03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4];[.D24];[.E24])" office:value-type="string" office:string-value="riskFreeRate &#10;[3909]" calcext:value-type="string">
            <text:p>riskFreeRate </text:p>
            <text:p>[3909]</text:p>
          </table:table-cell>
          <table:table-cell table:style-name="ce23" office:value-type="string" calcext:value-type="string">
            <text:p>riskFreeRate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.05" calcext:value-type="float">
            <text:p>0,05</text:p>
          </table:table-cell>
          <table:table-cell table:number-columns-repeated="2"/>
          <table:table-cell table:style-name="ce27" table:formula="of:=[.H23]+10" office:value-type="float" office:value="150" calcext:value-type="float">
            <text:p>15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4]));&quot;getValue&quot;;[.$B$33]))" office:value-type="float" office:value="2.04826376077805" calcext:value-type="float">
            <text:p>2,048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4]);INFO.OBBA.OBBA.OBMAKE(&quot;&quot;;&quot;double&quot;;EXP(-[.$E$24]*[.$J$9]));INFO.OBBA.OBBA.OBMAKE(&quot;&quot;;&quot;double&quot;;[.I24])))" office:value-type="float" office:value="0.299583302968128" calcext:value-type="float">
            <text:p>0,300</text:p>
          </table:table-cell>
          <table:table-cell/>
          <table:table-cell table:formula="of:=[.L23]+10" office:value-type="float" office:value="160" calcext:value-type="float">
            <text:p>160</text:p>
          </table:table-cell>
          <table:table-cell office:value-type="float" office:value="0.01495" calcext:value-type="float">
            <text:p>0,01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5];[.D25];[.E25])" office:value-type="string" office:string-value="volatility &#10;[3910]" calcext:value-type="string">
            <text:p>volatility </text:p>
            <text:p>[3910]</text:p>
          </table:table-cell>
          <table:table-cell table:style-name="ce23" office:value-type="string" calcext:value-type="string">
            <text:p>volatility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.2" calcext:value-type="float">
            <text:p>0,2</text:p>
          </table:table-cell>
          <table:table-cell table:style-name="Default"/>
          <table:table-cell/>
          <table:table-cell table:style-name="ce27" table:formula="of:=[.H24]+10" office:value-type="float" office:value="160" calcext:value-type="float">
            <text:p>16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5]));&quot;getValue&quot;;[.$B$33]))" office:value-type="float" office:value="1.72958111148762" calcext:value-type="float">
            <text:p>1,730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5]);INFO.OBBA.OBBA.OBMAKE(&quot;&quot;;&quot;double&quot;;EXP(-[.$E$24]*[.$J$9]));INFO.OBBA.OBBA.OBMAKE(&quot;&quot;;&quot;double&quot;;[.I25])))" office:value-type="float" office:value="0.319755528875654" calcext:value-type="float">
            <text:p>0,320</text:p>
          </table:table-cell>
          <table:table-cell/>
          <table:table-cell table:formula="of:=[.L24]+10" office:value-type="float" office:value="170" calcext:value-type="float">
            <text:p>170</text:p>
          </table:table-cell>
          <table:table-cell office:value-type="float" office:value="0.00865" calcext:value-type="float">
            <text:p>0,01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6];[.D26];[.E26])" office:value-type="string" office:string-value="jumpIntensity &#10;[3911]" calcext:value-type="string">
            <text:p>jumpIntensity </text:p>
            <text:p>[3911]</text:p>
          </table:table-cell>
          <table:table-cell office:value-type="string" calcext:value-type="string">
            <text:p>jumpIntensity</text:p>
          </table:table-cell>
          <table:table-cell table:style-name="ce23" office:value-type="string" calcext:value-type="string">
            <text:p>double</text:p>
          </table:table-cell>
          <table:table-cell table:style-name="ce23" table:formula="of:=[.F26]/100*0.5"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7" table:formula="of:=[.H25]+10" office:value-type="float" office:value="170" calcext:value-type="float">
            <text:p>17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6]));&quot;getValue&quot;;[.$B$33]))" office:value-type="float" office:value="1.52032096444017" calcext:value-type="float">
            <text:p>1,520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6]);INFO.OBBA.OBBA.OBMAKE(&quot;&quot;;&quot;double&quot;;EXP(-[.$E$24]*[.$J$9]));INFO.OBBA.OBBA.OBMAKE(&quot;&quot;;&quot;double&quot;;[.I26])))" office:value-type="float" office:value="0.339867638404113" calcext:value-type="float">
            <text:p>0,340</text:p>
          </table:table-cell>
          <table:table-cell/>
          <table:table-cell table:formula="of:=[.L25]+10" office:value-type="float" office:value="180" calcext:value-type="float">
            <text:p>180</text:p>
          </table:table-cell>
          <table:table-cell office:value-type="float" office:value="0.0043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7];[.D27];[.E27])" office:value-type="string" office:string-value="jumpSizeMean &#10;[3912]" calcext:value-type="string">
            <text:p>jumpSizeMean </text:p>
            <text:p>[3912]</text:p>
          </table:table-cell>
          <table:table-cell office:value-type="string" calcext:value-type="string">
            <text:p>jumpSizeMean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27" table:formula="of:=[.H26]+10" office:value-type="float" office:value="180" calcext:value-type="float">
            <text:p>18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7]));&quot;getValue&quot;;[.$B$33]))" office:value-type="float" office:value="1.37116589406292" calcext:value-type="float">
            <text:p>1,371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7]);INFO.OBBA.OBBA.OBMAKE(&quot;&quot;;&quot;double&quot;;EXP(-[.$E$24]*[.$J$9]));INFO.OBBA.OBBA.OBMAKE(&quot;&quot;;&quot;double&quot;;[.I27])))" office:value-type="float" office:value="0.359251813032565" calcext:value-type="float">
            <text:p>0,359</text:p>
          </table:table-cell>
          <table:table-cell/>
          <table:table-cell table:formula="of:=[.L26]+10" office:value-type="float" office:value="190" calcext:value-type="float">
            <text:p>190</text:p>
          </table:table-cell>
          <table:table-cell office:value-type="float" office:value="0.0023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8];[.D28];[.E28])" office:value-type="string" office:string-value="jumpSizeStdDev &#10;[3913]" calcext:value-type="string">
            <text:p>jumpSizeStdDev </text:p>
            <text:p>[3913]</text:p>
          </table:table-cell>
          <table:table-cell office:value-type="string" calcext:value-type="string">
            <text:p>jumpSizeStdDev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.8" calcext:value-type="float">
            <text:p>0,8</text:p>
          </table:table-cell>
          <table:table-cell table:number-columns-repeated="2"/>
          <table:table-cell table:style-name="ce27" table:formula="of:=[.H27]+10" office:value-type="float" office:value="190" calcext:value-type="float">
            <text:p>19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8]));&quot;getValue&quot;;[.$B$33]))" office:value-type="float" office:value="1.25411378272538" calcext:value-type="float">
            <text:p>1,254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8]);INFO.OBBA.OBBA.OBMAKE(&quot;&quot;;&quot;double&quot;;EXP(-[.$E$24]*[.$J$9]));INFO.OBBA.OBBA.OBMAKE(&quot;&quot;;&quot;double&quot;;[.I28])))" office:value-type="float" office:value="0.377411126892378" calcext:value-type="float">
            <text:p>0,377</text:p>
          </table:table-cell>
          <table:table-cell/>
          <table:table-cell table:formula="of:=[.L27]+10" office:value-type="float" office:value="200" calcext:value-type="float">
            <text:p>200</text:p>
          </table:table-cell>
          <table:table-cell office:value-type="float" office:value="0.00175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2"/>
          <table:table-cell table:style-name="ce27" table:formula="of:=[.H28]+10" office:value-type="float" office:value="200" calcext:value-type="float">
            <text:p>20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9]));&quot;getValue&quot;;[.$B$33]))" office:value-type="float" office:value="1.15503319679178" calcext:value-type="float">
            <text:p>1,15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9]);INFO.OBBA.OBBA.OBMAKE(&quot;&quot;;&quot;double&quot;;EXP(-[.$E$24]*[.$J$9]));INFO.OBBA.OBBA.OBMAKE(&quot;&quot;;&quot;double&quot;;[.I29])))" office:value-type="float" office:value="0.394135255936932" calcext:value-type="float">
            <text:p>0,394</text:p>
          </table:table-cell>
          <table:table-cell/>
          <table:table-cell table:formula="of:=[.L28]+10" office:value-type="float" office:value="210" calcext:value-type="float">
            <text:p>210</text:p>
          </table:table-cell>
          <table:table-cell office:value-type="float" office:value="0.0008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4"/>
          <table:table-cell table:style-name="ce23" table:number-columns-repeated="2"/>
          <table:table-cell table:style-name="ce24"/>
          <table:table-cell table:number-columns-repeated="2"/>
          <table:table-cell table:style-name="ce27" table:formula="of:=[.H29]+10" office:value-type="float" office:value="210" calcext:value-type="float">
            <text:p>21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0]));&quot;getValue&quot;;[.$B$33]))" office:value-type="float" office:value="1.06864545986044" calcext:value-type="float">
            <text:p>1,069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0]);INFO.OBBA.OBBA.OBMAKE(&quot;&quot;;&quot;double&quot;;EXP(-[.$E$24]*[.$J$9]));INFO.OBBA.OBBA.OBMAKE(&quot;&quot;;&quot;double&quot;;[.I30])))" office:value-type="float" office:value="0.409521869364382" calcext:value-type="float">
            <text:p>0,410</text:p>
          </table:table-cell>
          <table:table-cell/>
          <table:table-cell table:formula="of:=[.L29]+10" office:value-type="float" office:value="220" calcext:value-type="float">
            <text:p>220</text:p>
          </table:table-cell>
          <table:table-cell office:value-type="float" office:value="0.0006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formula="of:=[.H30]+10" office:value-type="float" office:value="220" calcext:value-type="float">
            <text:p>22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1]));&quot;getValue&quot;;[.$B$33]))" office:value-type="float" office:value="0.988783622674402" calcext:value-type="float">
            <text:p>0,989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1]);INFO.OBBA.OBBA.OBMAKE(&quot;&quot;;&quot;double&quot;;EXP(-[.$E$24]*[.$J$9]));INFO.OBBA.OBBA.OBMAKE(&quot;&quot;;&quot;double&quot;;[.I31])))" office:value-type="float" office:value="0.423440122032502" calcext:value-type="float">
            <text:p>0,423</text:p>
          </table:table-cell>
          <table:table-cell/>
          <table:table-cell table:formula="of:=[.L30]+10" office:value-type="float" office:value="230" calcext:value-type="float">
            <text:p>230</text:p>
          </table:table-cell>
          <table:table-cell office:value-type="float" office:value="0.0008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Object:</text:p>
          </table:table-cell>
          <table:table-cell table:style-name="ce22" table:number-columns-repeated="3"/>
          <table:table-cell table:number-columns-repeated="2"/>
          <table:table-cell table:style-name="ce27" table:formula="of:=[.H31]+10" office:value-type="float" office:value="230" calcext:value-type="float">
            <text:p>23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2]));&quot;getValue&quot;;[.$B$33]))" office:value-type="float" office:value="0.914946153088665" calcext:value-type="float">
            <text:p>0,91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2]);INFO.OBBA.OBBA.OBMAKE(&quot;&quot;;&quot;double&quot;;EXP(-[.$E$24]*[.$J$9]));INFO.OBBA.OBBA.OBMAKE(&quot;&quot;;&quot;double&quot;;[.I32])))" office:value-type="float" office:value="0.436080822287781" calcext:value-type="float">
            <text:p>0,436</text:p>
          </table:table-cell>
          <table:table-cell/>
          <table:table-cell table:formula="of:=[.L31]+10" office:value-type="float" office:value="240" calcext:value-type="float">
            <text:p>240</text:p>
          </table:table-cell>
          <table:table-cell office:value-type="float" office:value="0.0005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3" table:formula="of:=INFO.OBBA.OBBA.OBMAKE(&quot;model&quot;;obLibs&amp;[.C18];[.B20:.B28])" office:value-type="string" office:string-value="model &#10;[4281]" calcext:value-type="string">
            <text:p>model </text:p>
            <text:p>[4281]</text:p>
          </table:table-cell>
          <table:table-cell table:style-name="ce23" table:number-columns-repeated="3"/>
          <table:table-cell table:number-columns-repeated="2"/>
          <table:table-cell table:style-name="ce27" table:formula="of:=[.H32]+10" office:value-type="float" office:value="240" calcext:value-type="float">
            <text:p>24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3]));&quot;getValue&quot;;[.$B$33]))" office:value-type="float" office:value="0.848182427069457" calcext:value-type="float">
            <text:p>0,848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3]);INFO.OBBA.OBBA.OBMAKE(&quot;&quot;;&quot;double&quot;;EXP(-[.$E$24]*[.$J$9]));INFO.OBBA.OBBA.OBMAKE(&quot;&quot;;&quot;double&quot;;[.I33])))" office:value-type="float" office:value="0.447742158484602" calcext:value-type="float">
            <text:p>0,448</text:p>
          </table:table-cell>
          <table:table-cell/>
          <table:table-cell table:formula="of:=[.L32]+10" office:value-type="float" office:value="250" calcext:value-type="float">
            <text:p>250</text:p>
          </table:table-cell>
          <table:table-cell office:value-type="float" office:value="0.0007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number-columns-repeated="3"/>
          <table:table-cell/>
          <table:table-cell table:formula="of:=[.L33]+10" office:value-type="float" office:value="260" calcext:value-type="float">
            <text:p>260</text:p>
          </table:table-cell>
          <table:table-cell office:value-type="float" office:value="0.000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string" calcext:value-type="string">
            <text:p>Nice values are:</text:p>
          </table:table-cell>
          <table:table-cell table:number-columns-repeated="5"/>
          <table:table-cell table:style-name="ce27" table:number-columns-repeated="3"/>
          <table:table-cell/>
          <table:table-cell table:formula="of:=[.L34]+10" office:value-type="float" office:value="270" calcext:value-type="float">
            <text:p>270</text:p>
          </table:table-cell>
          <table:table-cell office:value-type="float" office:value="0.0004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number-columns-repeated="3"/>
          <table:table-cell/>
          <table:table-cell table:formula="of:=[.L35]+10" office:value-type="float" office:value="280" calcext:value-type="float">
            <text:p>280</text:p>
          </table:table-cell>
          <table:table-cell office:value-type="float" office:value="0.0004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string" calcext:value-type="string">
            <text:p>Comparably strong implied volatitliy smile:</text:p>
          </table:table-cell>
          <table:table-cell table:number-columns-repeated="5"/>
          <table:table-cell table:style-name="ce27" table:number-columns-repeated="3"/>
          <table:table-cell/>
          <table:table-cell table:formula="of:=[.L36]+10" office:value-type="float" office:value="290" calcext:value-type="float">
            <text:p>290</text:p>
          </table:table-cell>
          <table:table-cell office:value-type="float" office:value="0.0003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volatility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style-name="ce27" table:number-columns-repeated="3"/>
          <table:table-cell/>
          <table:table-cell table:formula="of:=[.L37]+10" office:value-type="float" office:value="300" calcext:value-type="float">
            <text:p>300</text:p>
          </table:table-cell>
          <table:table-cell office:value-type="float" office:value="0.0003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jumpIntensity</text:p>
          </table:table-cell>
          <table:table-cell office:value-type="float" office:value="0.08" calcext:value-type="float">
            <text:p>0,08</text:p>
          </table:table-cell>
          <table:table-cell table:number-columns-repeated="4"/>
          <table:table-cell table:style-name="ce27" table:number-columns-repeated="3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jumpSizeMea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SizeStdDev</text:p>
          </table:table-cell>
          <table:table-cell office:value-type="float" office:value="0.8" calcext:value-type="float">
            <text:p>0,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>
            <text:p>Flat implied volatiltiy smile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olatility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Intensit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SizeMea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SizeStdDev</text:p>
          </table:table-cell>
          <table:table-cell office:value-type="float" office:value="0.8" calcext:value-type="float">
            <text:p>0,8</text:p>
          </table:table-cell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15" table:cell-range-address="$'Load Libs'.$E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text>€ </number:text>
      <number:number number:decimal-places="0" loext:min-decimal-places="0" number:min-integer-digits="1" number:grouping="true"/>
    </number:number-style>
    <number:number-style style:name="N135">
      <number:text>-€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loext:min-decimal-places="2" number:min-integer-digits="1" number:grouping="true"/>
    </number:number-style>
    <number:number-style style:name="N138">
      <number:text>-€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1" loext:min-decimal-places="1" number:min-integer-digits="1"/>
    </number:number-style>
    <number:number-style style:name="N157P0" style:volatile="true">
      <number:number number:decimal-places="0" loext:min-decimal-places="0" number:min-integer-digits="1" number:grouping="true"/>
      <number:text> €</number:text>
    </number:number-style>
    <number:number-style style:name="N15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number number:decimal-places="0" loext:min-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loext:min-decimal-places="0" number:min-integer-digits="1" number:grouping="true"/>
      <number:text> €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9P2" style:volatile="true">
      <number:text> -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loext:min-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3P2" style:volatile="true">
      <number:text>-</number:text>
      <number:number number:decimal-places="0" loext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€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7P2" style:volatile="true">
      <number:text>-</number:text>
      <number:number number:decimal-places="0" loext:min-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 number:decimal-places="1"/>
    </number:time-style>
    <number:number-style style:name="N179">
      <number:number number:decimal-places="5" loext:min-decimal-places="5" number:min-integer-digits="1"/>
    </number:number-style>
    <number:number-style style:name="N180">
      <number:number number:decimal-places="4" loext:min-decimal-places="4" number:min-integer-digits="1"/>
    </number:number-style>
    <number:percentage-style style:name="N181">
      <number:number number:decimal-places="1" loext:min-decimal-places="1" number:min-integer-digits="1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5" loext:min-decimal-places="5" number:min-integer-digits="1"/>
      <number:text>%</number:text>
    </number:percentage-style>
    <number:number-style style:name="N184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85">
      <number:number number:decimal-places="4" loext:min-decimal-places="4" number:min-integer-digits="1"/>
      <number:text>%</number:text>
    </number:percentage-style>
    <number:currency-style style:name="N18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7P0"/>
    </number:currency-style>
    <number:number-style style:name="N189P0" style:volatile="true">
      <number:number number:decimal-places="0" loext:min-decimal-places="0" number:min-integer-digits="1" number:grouping="true"/>
      <number:text> DM</number:text>
    </number:number-style>
    <number:number-style style:name="N18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DM</number:text>
    </number:number-style>
    <number:number-style style:name="N19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0P0"/>
    </number:number-style>
    <number:number-style style:name="N192P0" style:volatile="true">
      <number:number number:decimal-places="2" loext:min-decimal-places="2" number:min-integer-digits="1" number:grouping="true"/>
      <number:text> DM</number:text>
    </number:number-style>
    <number:number-style style:name="N19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 number:grouping="true"/>
      <number:text> DM</number:text>
    </number:number-style>
    <number:number-style style:name="N19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3P0"/>
    </number:number-style>
    <number:number-style style:name="N197P0" style:volatile="true">
      <number:number number:decimal-places="0" loext:min-decimal-places="0" number:min-integer-digits="1" number:grouping="true"/>
      <number:text> DM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97P2" style:volatile="true">
      <number:text> - DM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0" loext:min-decimal-places="0" number:min-integer-digits="1" number:grouping="true"/>
      <number:text>       </number:text>
    </number:number-style>
    <number:number-style style:name="N201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01P2" style:volatile="true">
      <number:text> -   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loext:min-decimal-places="2" number:min-integer-digits="1" number:grouping="true"/>
      <number:text> DM </number:text>
    </number:number-style>
    <number:number-style style:name="N20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5P2" style:volatile="true">
      <number:text>-</number:text>
      <number:number number:decimal-places="0" loext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loext:min-decimal-places="2" number:min-integer-digits="1" number:grouping="true"/>
      <number:text>      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9P2" style:volatile="true">
      <number:text>-</number:text>
      <number:number number:decimal-places="0" loext:min-decimal-places="0" number:min-integer-digits="0"/>
      <number:text> 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9" loext:min-decimal-places="9" number:min-integer-digits="1"/>
    </number:number-style>
    <number:number-style style:name="N211">
      <number:number number:decimal-places="8" loext:min-decimal-places="8" number:min-integer-digits="1"/>
    </number:number-style>
    <number:number-style style:name="N212">
      <number:number number:decimal-places="7" loext:min-decimal-places="7" number:min-integer-digits="1"/>
    </number:number-style>
    <number:number-style style:name="N213">
      <number:number number:decimal-places="6" loext:min-decimal-places="6" number:min-integer-digits="1"/>
    </number:number-style>
    <number:percentage-style style:name="N214">
      <number:number number:decimal-places="15" loext:min-decimal-places="15" number:min-integer-digits="1"/>
      <number:text>%</number:text>
    </number:percentage-style>
    <number:number-style style:name="N218P0" style:volatile="true">
      <number:number number:decimal-places="2" loext:min-decimal-places="2" number:min-integer-digits="1" number:grouping="true"/>
      <number:text>   </number:text>
    </number:number-style>
    <number:number-style style:name="N218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18P2" style:volatile="true">
      <number:text>-</number:text>
      <number:number number:decimal-places="0" loext:min-decimal-places="0" number:min-integer-digits="0"/>
      <number:text>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text>$</number:text>
      <number:number number:decimal-places="2" loext:min-decimal-places="2" number:min-integer-digits="1" number:grouping="true"/>
    </number:number-style>
    <number:number-style style:name="N220">
      <number:number number:decimal-places="2" loext:min-decimal-places="2" number:min-integer-digits="1"/>
      <number:text> </number:text>
    </number:number-style>
    <number:number-style style:name="N222P0" style:volatile="true">
      <number:number number:decimal-places="1" loext:min-decimal-places="1" number:min-integer-digits="1" number:grouping="true"/>
    </number:number-style>
    <number:number-style style:name="N222">
      <number:number number:decimal-places="1" loext:min-decimal-places="1" number:min-integer-digits="1" number:grouping="true"/>
      <style:map style:condition="value()&gt;=0" style:apply-style-name="N222P0"/>
    </number:number-style>
    <number:number-style style:name="N224P0" style:volatile="true">
      <number:text>+</number:text>
      <number:number number:decimal-places="2" loext:min-decimal-places="2" number:min-integer-digits="1" number:grouping="true"/>
    </number:number-style>
    <number:number-style style:name="N224">
      <number:text>-</number:text>
      <number:number number:decimal-places="2" loext:min-decimal-places="2" number:min-integer-digits="1" number:grouping="true"/>
      <style:map style:condition="value()&gt;=0" style:apply-style-name="N224P0"/>
    </number:number-style>
    <number:date-style style:name="N22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6">
      <number:text-content/>
      <style:map style:condition="value()&lt;=1.79769313486232E+308" style:apply-style-name="N226P0"/>
    </number:text-style>
    <number:percentage-style style:name="N227">
      <number:number number:decimal-places="9" loext:min-decimal-places="9" number:min-integer-digits="1"/>
      <number:text>%</number:text>
    </number:percentage-style>
    <number:number-style style:name="N228">
      <number:number number:decimal-places="4" loext:min-decimal-places="4" number:min-integer-digits="1" number:grouping="true"/>
    </number:number-style>
    <number:date-style style:name="N229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0P0"/>
    </number:number-style>
    <number:text-style style:name="N231">
      <number:text-content/>
      <number:text> ($)</number:text>
    </number:text-style>
    <number:text-style style:name="N232">
      <number:text-content/>
      <number:text> (%)</number:text>
    </number:text-style>
    <number:text-style style:name="N233">
      <number:text-content/>
      <number:text> (£)</number:text>
    </number:text-style>
    <number:text-style style:name="N234">
      <number:text-content/>
      <number:text> (¥)</number:text>
    </number:text-style>
    <number:text-style style:name="N235">
      <number:text-content/>
      <number:text> (€)</number:text>
    </number:text-style>
    <number:text-style style:name="N236">
      <number:text-content/>
      <number:text> (x)</number:text>
    </number:text-style>
    <number:number-style style:name="N239P0" style:volatile="true">
      <number:number number:decimal-places="1" loext:min-decimal-places="1" number:min-integer-digits="1"/>
      <number:text> %</number:text>
    </number:number-style>
    <number:number-style style:name="N239P1" style:volatile="true">
      <number:text>(</number:text>
      <number:number number:decimal-places="1" loext:min-decimal-places="1" number:min-integer-digits="1"/>
      <number:text>)%</number:text>
    </number:number-style>
    <number:number-style style:name="N239P2" style:volatile="true">
      <number:number number:decimal-places="1" loext:min-decimal-places="1" number:min-integer-digits="1"/>
      <number:text> %</number:text>
    </number:number-style>
    <number:text-style style:name="N239">
      <number:text-content/>
      <number:text>   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1" loext:min-decimal-places="1" number:min-integer-digits="1" number:grouping="true"/>
      <number:text>    </number:text>
    </number:number-style>
    <number:number-style style:name="N243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3P2" style:volatile="true">
      <number:number number:decimal-places="1" loext:min-decimal-places="1" number:min-integer-digits="1"/>
      <number:text>    </number:text>
    </number:number-style>
    <number:text-style style:name="N243">
      <number:text-content/>
      <number:text>   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1" loext:min-decimal-places="1" number:min-integer-digits="1" number:grouping="true"/>
      <number:text>  </number:text>
    </number:number-style>
    <number:number-style style:name="N247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47P2" style:volatile="true">
      <number:number number:decimal-places="1" loext:min-decimal-places="1" number:min-integer-digits="1"/>
      <number:text>  </number:text>
    </number:number-style>
    <number:text-style style:name="N247">
      <number:text-content/>
      <number:text> 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  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3P2" style:volatile="true">
      <number:number number:decimal-places="1" loext:min-decimal-places="1" number:min-integer-digits="1"/>
      <number:text>      </number:text>
    </number:number-style>
    <number:text-style style:name="N253">
      <number:text-content/>
      <number:text>    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number number:decimal-places="1" loext:min-decimal-places="1" number:min-integer-digits="1" number:grouping="true"/>
      <number:text>        </number:text>
    </number:number-style>
    <number:number-style style:name="N257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57P2" style:volatile="true">
      <number:number number:decimal-places="1" loext:min-decimal-places="1" number:min-integer-digits="1"/>
      <number:text>        </number:text>
    </number:number-style>
    <number:text-style style:name="N257">
      <number:text-content/>
      <number:text>       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number:number number:decimal-places="2" loext:min-decimal-places="2" number:min-integer-digits="1" number:grouping="true"/>
      <number:text>  </number:text>
    </number:number-style>
    <number:number-style style:name="N261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1P2" style:volatile="true">
      <number:number number:decimal-places="2" loext:min-decimal-places="2" number:min-integer-digits="1"/>
      <number:text>  </number:text>
    </number:number-style>
    <number:text-style style:name="N261">
      <number:text-content/>
      <number:text> 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number:number number:decimal-places="2" loext:min-decimal-places="2" number:min-integer-digits="1" number:grouping="true"/>
      <number:text>    </number:text>
    </number:number-style>
    <number:number-style style:name="N264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64P2" style:volatile="true">
      <number:number number:decimal-places="0" loext:min-decimal-places="0" number:min-integer-digits="1"/>
      <number:text>    </number:text>
    </number:number-style>
    <number:text-style style:name="N264">
      <number:text-content/>
      <number:text>   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number number:decimal-places="2" loext:min-decimal-places="2" number:min-integer-digits="1" number:grouping="true"/>
      <number:text>      </number:text>
    </number:number-style>
    <number:number-style style:name="N268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68P2" style:volatile="true">
      <number:number number:decimal-places="2" loext:min-decimal-places="2" number:min-integer-digits="1"/>
      <number:text>      </number:text>
    </number:number-style>
    <number:text-style style:name="N268">
      <number:text-content/>
      <number:text>     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number number:decimal-places="2" loext:min-decimal-places="2" number:min-integer-digits="1" number:grouping="true"/>
      <number:text>        </number:text>
    </number:number-style>
    <number:number-style style:name="N272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2P2" style:volatile="true">
      <number:number number:decimal-places="2" loext:min-decimal-places="2" number:min-integer-digits="1"/>
      <number:text>        </number:text>
    </number:number-style>
    <number:text-style style:name="N272">
      <number:text-content/>
      <number:text>       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number number:decimal-places="0" loext:min-decimal-places="0" number:min-integer-digits="1" number:grouping="true"/>
      <number:text>  </number:text>
    </number:number-style>
    <number:number-style style:name="N276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76P2" style:volatile="true">
      <number:number number:decimal-places="0" loext:min-decimal-places="0" number:min-integer-digits="1"/>
      <number:text>  </number:text>
    </number:number-style>
    <number:text-style style:name="N276">
      <number:text-content/>
      <number:text> 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0" loext:min-decimal-places="0" number:min-integer-digits="1" number:grouping="true"/>
      <number:text>    </number:text>
    </number:number-style>
    <number:number-style style:name="N278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78P2" style:volatile="true">
      <number:number number:decimal-places="0" loext:min-decimal-places="0" number:min-integer-digits="1"/>
      <number:text>    </number:text>
    </number:number-style>
    <number:text-style style:name="N278">
      <number:text-content/>
      <number:text>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  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2P2" style:volatile="true">
      <number:number number:decimal-places="0" loext:min-decimal-places="0" number:min-integer-digits="1"/>
      <number:text>      </number:text>
    </number:number-style>
    <number:text-style style:name="N282">
      <number:text-content/>
      <number:text>    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6P0" style:volatile="true">
      <number:number number:decimal-places="0" loext:min-decimal-places="0" number:min-integer-digits="1" number:grouping="true"/>
      <number:text>        </number:text>
    </number:number-style>
    <number:number-style style:name="N286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86P2" style:volatile="true">
      <number:number number:decimal-places="0" loext:min-decimal-places="0" number:min-integer-digits="1"/>
      <number:text>        </number:text>
    </number:number-style>
    <number:text-style style:name="N286">
      <number:text-content/>
      <number:text>       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number number:decimal-places="1" loext:min-decimal-places="1" number:min-integer-digits="1" number:grouping="true"/>
      <number:text> </number:text>
    </number:number-style>
    <number:number-style style:name="N288">
      <number:text>(</number:text>
      <number:number number:decimal-places="1" loext:min-decimal-places="1" number:min-integer-digits="1" number:grouping="true"/>
      <number:text>)</number:text>
      <style:map style:condition="value()&gt;=0" style:apply-style-name="N288P0"/>
    </number:number-style>
    <number:number-style style:name="N290P0" style:volatile="true">
      <number:number number:decimal-places="1" loext:min-decimal-places="1" number:min-integer-digits="1" number:grouping="true"/>
      <number:text> </number:text>
    </number:number-style>
    <number:number-style style:name="N290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0P2" style:volatile="true">
      <number:number number:decimal-places="1" loext:min-decimal-places="1" number:min-integer-digits="1" number:grouping="true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2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2P0"/>
    </number:number-style>
    <number:number-style style:name="N294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294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294P0"/>
    </number:number-style>
    <number:number-style style:name="N29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7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297P2" style:volatile="true">
      <number:text>$ </number:text>
      <number:number number:decimal-places="2" loext:min-decimal-places="2" number:min-integer-digits="1"/>
      <number:text>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9P0" style:volatile="true">
      <number:number number:decimal-places="2" loext:min-decimal-places="2" number:min-integer-digits="1" number:grouping="true"/>
      <number:text> </number:text>
    </number:number-style>
    <number:number-style style:name="N29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99P2" style:volatile="true">
      <number:number number:decimal-places="2" loext:min-decimal-places="2" number:min-integer-digits="1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3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€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1" loext:min-decimal-places="1" number:min-integer-digits="1" number:grouping="true"/>
      <number:text> x</number:text>
    </number:number-style>
    <number:number-style style:name="N305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x</number:text>
    </number:number-style>
    <number:number-style style:name="N309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09P2" style:volatile="true">
      <number:number number:decimal-places="0" loext:min-decimal-places="0" number:min-integer-digits="1"/>
      <number:text> x</number:text>
    </number:number-style>
    <number:text-style style:name="N309">
      <number:text-content/>
      <number:text>  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  </number:text>
    </number:number-style>
    <number:number-style style:name="N311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1P0"/>
    </number:number-style>
    <number:number-style style:name="N314P0" style:volatile="true">
      <number:number number:decimal-places="0" loext:min-decimal-places="0" number:min-integer-digits="1" number:grouping="true"/>
      <number:text>   </number:text>
    </number:number-style>
    <number:number-style style:name="N314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14P2" style:volatile="true">
      <number:number number:decimal-places="0" loext:min-decimal-places="0" number:min-integer-digits="1"/>
      <number:text>   </number:text>
    </number:number-style>
    <number:text-style style:name="N314">
      <number:text-content/>
      <number:text>  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P0" style:volatile="true">
      <number:number number:decimal-places="1" loext:min-decimal-places="1" number:min-integer-digits="1"/>
      <number:text> %</number:text>
    </number:number-style>
    <number:number-style style:name="N315">
      <number:text>(</number:text>
      <number:number number:decimal-places="1" loext:min-decimal-places="1" number:min-integer-digits="1"/>
      <number:text>)%</number:text>
      <style:map style:condition="value()&gt;=0" style:apply-style-name="N315P0"/>
    </number:number-style>
    <number:number-style style:name="N316P0" style:volatile="true">
      <number:number number:decimal-places="1" loext:min-decimal-places="1" number:min-integer-digits="1" number:grouping="true"/>
      <number:text>    </number:text>
    </number:number-style>
    <number:number-style style:name="N316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16P0"/>
    </number:number-style>
    <number:number-style style:name="N3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18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18">
      <number:text>-</number:text>
      <style:map style:condition="value()&gt;0" style:apply-style-name="N318P0"/>
      <style:map style:condition="value()&lt;0" style:apply-style-name="N318P1"/>
    </number:number-style>
    <number:date-style style:name="N319">
      <number:month number:style="long"/>
      <number:text>.</number:text>
      <number:day number:style="long"/>
      <number:text>.</number:text>
      <number:year number:style="long"/>
    </number:date-style>
    <number:number-style style:name="N323P0" style:volatile="true">
      <number:number number:decimal-places="0" loext:min-decimal-places="0" number:min-integer-digits="1" number:grouping="true"/>
      <number:text> F </number:text>
    </number:number-style>
    <number:number-style style:name="N32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3P2" style:volatile="true">
      <number:text> - F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7P0" style:volatile="true">
      <number:number number:decimal-places="2" loext:min-decimal-places="2" number:min-integer-digits="1" number:grouping="true"/>
      <number:text> F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27P2" style:volatile="true">
      <number:text>-</number:text>
      <number:number number:decimal-places="0" loext:min-decimal-places="0" number:min-integer-digits="0"/>
      <number:text> F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number number:decimal-places="0" loext:min-decimal-places="0" number:min-integer-digits="1" number:grouping="true"/>
      <number:text>  </number:text>
    </number:number-style>
    <number:number-style style:name="N331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1P2" style:volatile="true">
      <number:text> - 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3P0" style:volatile="true">
      <number:number number:decimal-places="0" loext:min-decimal-places="0" number:min-integer-digits="1" number:grouping="true"/>
      <number:text> </number:text>
    </number:number-style>
    <number:number-style style:name="N3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3P2" style:volatile="true">
      <number:text>-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5P0" style:volatile="true">
      <number:number number:decimal-places="0" loext:min-decimal-places="0" number:min-integer-digits="1" number:grouping="true"/>
      <number:text>    </number:text>
    </number:number-style>
    <number:number-style style:name="N3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35P2" style:volatile="true">
      <number:text>-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7P0" style:volatile="true">
      <number:number number:decimal-places="0" loext:min-decimal-places="0" number:min-integer-digits="1" number:grouping="true"/>
      <number:text> F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37P2" style:volatile="true">
      <number:text>- F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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9P2" style:volatile="true">
      <number:text>- 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0">
      <number:number number:decimal-places="11" loext:min-decimal-places="11" number:min-integer-digits="1"/>
    </number:number-style>
    <number:percentage-style style:name="N341">
      <number:number number:decimal-places="6" loext:min-decimal-places="6" number:min-integer-digits="1"/>
      <number:text>%</number:text>
    </number:percentage-style>
    <number:number-style style:name="N343P0" style:volatile="true">
      <number:number number:decimal-places="0" loext:min-decimal-places="0" number:min-integer-digits="1" number:grouping="true"/>
      <number:text> € </number:text>
    </number:number-style>
    <number:number-style style:name="N34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43P2" style:volatile="true">
      <number:text>-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0" loext:min-decimal-places="0" number:min-integer-digits="1" number:grouping="true"/>
      <number:text> </number:text>
    </number:number-style>
    <number:number-style style:name="N34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45P2" style:volatile="true">
      <number:text>-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6P0" style:volatile="true">
      <number:number number:decimal-places="2" loext:min-decimal-places="2" number:min-integer-digits="1" number:grouping="true"/>
      <number:text> </number:text>
    </number:number-style>
    <number:number-style style:name="N34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46P2" style:volatile="true">
      <number:text>-</number:text>
      <number:number number:decimal-places="0" loext:min-decimal-places="0" number:min-integer-digits="0"/>
      <number:text>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text>£</number:text>
      <number:number number:decimal-places="0" loext:min-decimal-places="0" number:min-integer-digits="1" number:grouping="true"/>
    </number:number-style>
    <number:number-style style:name="N348">
      <number:text>-£</number:text>
      <number:number number:decimal-places="0" loext:min-decimal-places="0" number:min-integer-digits="1" number:grouping="true"/>
      <style:map style:condition="value()&gt;=0" style:apply-style-name="N348P0"/>
    </number:number-style>
    <number:number-style style:name="N349P0" style:volatile="true">
      <number:text>£</number:text>
      <number:number number:decimal-places="0" loext:min-decimal-places="0" number:min-integer-digits="1" number:grouping="true"/>
    </number:number-style>
    <number:number-style style:name="N34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49P0"/>
    </number:number-style>
    <number:number-style style:name="N351P0" style:volatile="true">
      <number:text>£</number:text>
      <number:number number:decimal-places="2" loext:min-decimal-places="2" number:min-integer-digits="1" number:grouping="true"/>
    </number:number-style>
    <number:number-style style:name="N351">
      <number:text>-£</number:text>
      <number:number number:decimal-places="2" loext:min-decimal-places="2" number:min-integer-digits="1" number:grouping="true"/>
      <style:map style:condition="value()&gt;=0" style:apply-style-name="N351P0"/>
    </number:number-style>
    <number:number-style style:name="N352P0" style:volatile="true">
      <number:text>£</number:text>
      <number:number number:decimal-places="2" loext:min-decimal-places="2" number:min-integer-digits="1" number:grouping="true"/>
    </number:number-style>
    <number:number-style style:name="N35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52P0"/>
    </number:number-style>
    <number:number-style style:name="N35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5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56P2" style:volatile="true">
      <number:text> £-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6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60P2" style:volatile="true">
      <number:text> £-</number:text>
      <number:number number:decimal-places="0" loext:min-decimal-places="0" number:min-integer-digits="0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3P0" style:volatile="true">
      <number:number number:decimal-places="0" loext:min-decimal-places="0" number:min-integer-digits="1" number:grouping="true"/>
      <number:text>   </number:text>
    </number:number-style>
    <number:number-style style:name="N363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63P2" style:volatile="true">
      <number:text>-  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7P0" style:volatile="true">
      <number:number number:decimal-places="2" loext:min-decimal-places="2" number:min-integer-digits="1" number:grouping="true"/>
      <number:text>€ </number:text>
    </number:number-style>
    <number:number-style style:name="N367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67P2" style:volatile="true">
      <number:text>-</number:text>
      <number:number number:decimal-places="0" loext:min-decimal-places="0" number:min-integer-digits="0"/>
      <number:text>€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number number:decimal-places="0" loext:min-decimal-places="0" number:min-integer-digits="1" number:grouping="true"/>
      <number:text>€ </number:text>
    </number:number-style>
    <number:number-style style:name="N371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71P2" style:volatile="true">
      <number:text>-€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percentage-style style:name="N372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lt;=1.79769313486232E+308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lt;=1.79769313486232E+308" style:apply-style-name="N20145P0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0:47:59.3150240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20:48:49.088654823</dc:date>
    <meta:generator>LibreOffice/6.1.2.1$MacOSX_X86_64 LibreOffice_project/65905a128db06ba48db947242809d14d3f9a93fe</meta:generator>
    <meta:editing-duration>P2DT16H47M15S</meta:editing-duration>
    <meta:editing-cycles>47</meta:editing-cycles>
    <meta:document-statistic meta:table-count="2" meta:cell-count="2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4">
      <number:number number:decimal-places="3" loext:min-decimal-places="3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4">
      <style:chart-properties chart:display-label="true" chart:logarithmic="false" chart:minimum="0" chart:maximum="0.8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54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1.776cm" svg:y="0.295cm" chart:style-name="ch2">
          <text:p>Implied Black-Scholes Volatility</text:p>
        </chart:title>
        <chart:legend chart:legend-position="bottom" svg:x="3.979cm" svg:y="7.405cm" style:legend-expansion="wide" chart:style-name="ch3"/>
        <chart:plot-area chart:style-name="ch4" table:cell-range-address="MonteCarloBlackScholes.H14:MonteCarloBlackScholes.H34 MonteCarloBlackScholes.J14:MonteCarloBlackScholes.J34" svg:x="1.176cm" svg:y="1.244cm" svg:width="8.625cm" svg:height="4.871cm">
          <chartooo:coordinate-region svg:x="2.313cm" svg:y="1.442cm" svg:width="7.191cm" svg:height="4.029cm"/>
          <chart:axis chart:dimension="x" chart:name="primary-x" chart:style-name="ch5">
            <chart:title svg:x="5.126cm" svg:y="6.276cm" chart:style-name="ch6">
              <text:p>S(T)</text:p>
            </chart:title>
          </chart:axis>
          <chart:axis chart:dimension="y" chart:name="primary-y" chart:style-name="ch7">
            <chart:title svg:x="0.451cm" svg:y="4.475cm" chart:style-name="ch8">
              <text:p>sigma(BS)</text:p>
            </chart:title>
            <chart:grid chart:style-name="ch9" chart:class="major"/>
          </chart:axis>
          <chart:series chart:style-name="ch10" chart:values-cell-range-address="MonteCarloBlackScholes.J14:MonteCarloBlackScholes.J34" chart:class="chart:scatter">
            <chart:domain table:cell-range-address="MonteCarloBlackScholes.H14:MonteCarloBlackScholes.H34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onteCarloBlackScholes.H14:MonteCarloBlackScholes.H34</svg:desc>
                </draw:g>
              </table:table-cell>
              <table:table-cell office:value-type="float" office:value="0.346057003567974">
                <text:p>0.346057003567974</text:p>
                <draw:g>
                  <svg:desc>MonteCarloBlackScholes.J14:MonteCarloBlackScholes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32513685291794">
                <text:p>0.32513685291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90161987625923">
                <text:p>0.290161987625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63389202501589">
                <text:p>0.263389202501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248971605567753">
                <text:p>0.248971605567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244150090312999">
                <text:p>0.244150090312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0.245988093142925">
                <text:p>0.245988093142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253165691964612">
                <text:p>0.253165691964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  <table:table-cell office:value-type="float" office:value="0.264594242994569">
                <text:p>0.264594242994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0.280498911483135">
                <text:p>0.280498911483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299583302968128">
                <text:p>0.299583302968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0.319755528875654">
                <text:p>0.319755528875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0.339867638404113">
                <text:p>0.339867638404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0.359251813032565">
                <text:p>0.35925181303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">
                <text:p>190</text:p>
              </table:table-cell>
              <table:table-cell office:value-type="float" office:value="0.377411126892378">
                <text:p>0.377411126892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394135255936932">
                <text:p>0.394135255936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0.409521869364382">
                <text:p>0.409521869364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0.423440122032502">
                <text:p>0.423440122032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">
                <text:p>230</text:p>
              </table:table-cell>
              <table:table-cell office:value-type="float" office:value="0.436080822287781">
                <text:p>0.436080822287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0.447742158484602">
                <text:p>0.447742158484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bar" chart:style-name="ch1">
        <chart:title svg:x="3.027cm" svg:y="0.295cm" chart:style-name="ch2">
          <text:p>Distribution of S(T)</text:p>
        </chart:title>
        <chart:legend chart:legend-position="bottom" svg:x="3.92cm" svg:y="7.405cm" style:legend-expansion="wide" chart:style-name="ch3"/>
        <chart:plot-area chart:style-name="ch4" table:cell-range-address="MonteCarloBlackScholes.L8:MonteCarloBlackScholes.M38" chart:data-source-has-labels="column" svg:x="1.176cm" svg:y="1.244cm" svg:width="8.625cm" svg:height="4.871cm">
          <chartooo:coordinate-region svg:x="2.116cm" svg:y="1.349cm" svg:width="7.669cm" svg:height="3.727cm"/>
          <chart:axis chart:dimension="x" chart:name="primary-x" chart:style-name="ch5" chartooo:axis-type="auto">
            <chartooo:date-scale/>
            <chart:title svg:x="5.047cm" svg:y="6.276cm" chart:style-name="ch6">
              <text:p>value</text:p>
            </chart:title>
            <chart:categories table:cell-range-address="MonteCarloBlackScholes.L8:MonteCarloBlackScholes.L38"/>
          </chart:axis>
          <chart:axis chart:dimension="y" chart:name="primary-y" chart:style-name="ch7">
            <chart:title svg:x="0.451cm" svg:y="4.425cm" chart:style-name="ch8">
              <text:p>frequency</text:p>
            </chart:title>
            <chart:grid chart:style-name="ch9" chart:class="major"/>
          </chart:axis>
          <chart:series chart:style-name="ch10" chart:values-cell-range-address="MonteCarloBlackScholes.M8:MonteCarloBlackScholes.M38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nteCarloBlackScholes.L8:MonteCarloBlackScholes.L38</svg:desc>
                </draw:g>
              </table:table-cell>
              <table:table-cell office:value-type="float" office:value="0">
                <text:p>0</text:p>
                <draw:g>
                  <svg:desc>MonteCarloBlackScholes.M8:MonteCarloBlackScholes.M3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45">
                <text:p>0.007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755">
                <text:p>0.007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925">
                <text:p>0.009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805">
                <text:p>0.028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23">
                <text:p>0.182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787">
                <text:p>0.17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3665">
                <text:p>0.1366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927">
                <text:p>0.09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1495">
                <text:p>0.014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235">
                <text:p>0.002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35">
                <text:p>0.00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